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ggg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</table:table>
      <table:table table:name="sss2" table:style-name="ta1" table:print="false">
        <table:table-column table:style-name="co1" table:default-cell-style-name="Default"/>
        <table:table-row table:style-name="ro1">
          <table:table-cell office:value-type="string">
            <text:p>Sheet_2</text:p>
          </table:table-cell>
        </table:table-row>
      </table:table>
      <table:table table:name="ddd3" table:style-name="ta1" table:print="false">
        <table:table-column table:style-name="co1" table:default-cell-style-name="Default"/>
        <table:table-row table:style-name="ro1">
          <table:table-cell office:value-type="string">
            <text:p>Sheet_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.11.2012</text:date>, <text:time>15:24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06T15:00:19.47</meta:creation-date>
    <dc:date>2012-11-06T15:24:18.51</dc:date>
    <meta:editing-duration>PT00H07M00S</meta:editing-duration>
    <meta:editing-cycles>6</meta:editing-cycles>
    <meta:generator>OpenOffice.org/3.1$Win32 OpenOffice.org_project/310m11$Build-9399</meta:generator>
    <meta:document-statistic meta:table-count="3" meta:cell-count="6" meta:object-count="0"/>
  </office:meta>
</office:document-meta>
</file>